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5378" officeooo:paragraph-rsid="001e5378"/>
    </style:style>
    <style:style style:name="P2" style:family="paragraph" style:parent-style-name="Standard">
      <style:text-properties officeooo:rsid="001f82d2" officeooo:paragraph-rsid="001f82d2"/>
    </style:style>
    <style:style style:name="P3" style:family="paragraph" style:parent-style-name="Standard">
      <style:text-properties officeooo:rsid="001fac5c" officeooo:paragraph-rsid="001fac5c"/>
    </style:style>
    <style:style style:name="P4" style:family="paragraph" style:parent-style-name="Standard">
      <style:text-properties fo:font-weight="bold" officeooo:rsid="001fac5c" officeooo:paragraph-rsid="001fac5c" style:font-weight-asian="bold" style:font-weight-complex="bold"/>
    </style:style>
    <style:style style:name="T1" style:family="text">
      <style:text-properties style:text-position="super 58%"/>
    </style:style>
    <style:style style:name="T2" style:family="text">
      <style:text-properties style:text-position="super 58%" style:font-name="Liberation Serif1" style:font-name-asian="Liberation Serif1" style:font-name-complex="Liberation Serif1"/>
    </style:style>
    <style:style style:name="T3" style:family="text">
      <style:text-properties style:text-position="0% 100%"/>
    </style:style>
    <style:style style:name="T4" style:family="text">
      <style:text-properties style:text-position="0% 100%" style:font-name="Liberation Serif1" style:font-name-asian="Liberation Serif1" style:font-name-complex="Liberation Serif1"/>
    </style:style>
    <style:style style:name="T5" style:family="text">
      <style:text-properties style:text-position="0% 100%" style:font-name="Liberation Serif1" officeooo:rsid="001e5378" style:font-name-asian="Liberation Serif1" style:font-name-complex="Liberation Serif1"/>
    </style:style>
    <style:style style:name="T6" style:family="text">
      <style:text-properties style:text-position="0% 100%" style:font-name="Liberation Serif1" officeooo:rsid="001fac5c" style:font-name-asian="Liberation Serif1" style:font-name-complex="Liberation Serif1"/>
    </style:style>
    <style:style style:name="T7" style:family="text">
      <style:text-properties style:text-position="0% 100%" style:font-name="Liberation Serif" style:font-name-asian="NSimSun" style:font-name-complex="Lucida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envenido de nuevo, en esta ocasión veremos un tema interesante llamado Números Complejos, los números complejos amplían el campo de los números reales, quizá te diste cuenta o te preguntaste alguna vez, que pasa con las raíces cuadradas de números negativos, no hay ningún número que multiplicado por el mismo de un número negativo, es decir</text:p>
      <text:p text:style-name="P1"><text:tab/><text:tab/><text:tab/><text:tab/><text:tab/>x<text:span text:style-name="T1">2</text:span><text:span text:style-name="T3">=-1</text:span></text:p>
      <text:p text:style-name="P1"><text:span text:style-name="T3">no existe, sin embargo podemos definir un número que no pertenezca a los reales, el cual cumpla satisfaga esta ecuación, a ese número por no pertenecer a los reales, le llamaremos imaginario, y lo escribiremos así</text:span></text:p>
      <text:p text:style-name="P1"><text:span text:style-name="T3"><text:tab/><text:tab/><text:tab/><text:tab/><text:tab/>i</text:span><text:span text:style-name="T1">2</text:span><text:span text:style-name="T3">=-1</text:span></text:p>
      <text:p text:style-name="P1"><text:span text:style-name="T3">con una i de imaginario, y en este momento parece intimidante, que aparezcan números imaginarios, pero nada más lejos de la realidad los imaginarios, reciben ese nombre porque pertenecen a otro campo, que no esta contenido en los número reales, y ademas están aquí para ayudarnos, ¿De que forma son útiles? Pues cuando se tiene la raíz de un número negativo, que es algo que suele ocurrir en diferentes aplicaciones, la única forma de proceder es la siguiente </text:span></text:p>
      <text:p text:style-name="P1"><text:span text:style-name="T3"/></text:p>
      <text:p text:style-name="P1"><text:span text:style-name="T3"><text:tab/><text:tab/><text:tab/></text:span><text:span text:style-name="T4">√-</text:span><text:span text:style-name="T7">a=</text:span><text:span text:style-name="T4">√</text:span><text:span text:style-name="T7">a(-1)=</text:span><text:span text:style-name="T4">√a√-1=√a i</text:span></text:p>
      <text:p text:style-name="P1"><text:span text:style-name="T4">quizá darte un ejemplo de donde se utiliza no pueda explicarlo tan bien porque tendría que adentrarme en otros temas que ya veremos más adelante, pero te puedo decir que números imaginarios se encuentran todo el tiempo en aplicaciones de electrónica, y electricidad, al calcular algo llamado impedancia, que al final de cuentas es necesaria para llevar electricidad a tu casa, te encuentras números imaginarios todo el tiempo, así que si tienen aplicaciones de hecho gracias a una de ellas es que tu puedes prender los aparatos electrónicos de tu casa.</text:span></text:p>
      <text:p text:style-name="P2"><text:span text:style-name="T4">Sin embargo lo que nos interesa no es como tal los números imaginarios, sino los complejos, y un número complejo denotado por z es un número de esta forma</text:span></text:p>
      <text:p text:style-name="P2"><text:span text:style-name="T4"><text:tab/><text:tab/><text:tab/><text:tab/><text:tab/>z=a+bi</text:span></text:p>
      <text:p text:style-name="P2"><text:span text:style-name="T4">tal que tanto a como b sean números reales e i el un número imaginario. Por supuesto como en los primeros temas que vimos hay un conjunto al que pertenecen los complejos y se denota con un sibolo parecido a C </text:span></text:p>
      <text:p text:style-name="P2"><text:span text:style-name="T4"><text:tab/><text:tab/><text:tab/><text:tab/><text:tab/>C={z=a+bi tal que a,b pertenecen a R}</text:span></text:p>
      <text:p text:style-name="P2"><text:span text:style-name="T4"/></text:p>
      <text:p text:style-name="P2"><text:span text:style-name="T4">hay algunas observaciones que podemos hacer sobre los números complejos, que son interesantes y nos ayudaran a comprenderlos mejor. </text:span></text:p>
      <text:p text:style-name="P2"><text:span text:style-name="T4"/></text:p>
      <text:p text:style-name="P2"><text:span text:style-name="T4">1. como i</text:span><text:span text:style-name="T2">2</text:span><text:span text:style-name="T4">=-1 podemos asumir que i=+ o -</text:span><text:span text:style-name="T5">√-</text:span><text:span text:style-name="T4">1. por lo que simplemente podemos escribir i=</text:span><text:span text:style-name="T5">√-</text:span><text:span text:style-name="T4">1</text:span></text:p>
      <text:p text:style-name="P2"><text:span text:style-name="T4"/></text:p>
      <text:p text:style-name="P2"><text:span text:style-name="T4">2.</text:span><text:span text:style-name="T6">se tiene que el inverso multiplicativo de i es decir 1/i =-i</text:span></text:p>
      <text:p text:style-name="P2"><text:span text:style-name="T6"/></text:p>
      <text:p text:style-name="P3"><text:span text:style-name="T4">3. si z=a+bi el número real a es llamado la parte real de z y b la parte imaginaria. Y se denota como Re z=a, <text:tab/>Im z=b.</text:span></text:p>
      <text:p text:style-name="P3"><text:span text:style-name="T4"/></text:p>
      <text:p text:style-name="P3"><text:span text:style-name="T4">4.si z=a+bi y a=0 el número z=bi se dice que es un número imaginario puro o simplemente imaginario, si b =0 el número z=a es número real.</text:span></text:p>
      <text:p text:style-name="P3"><text:span text:style-name="T4"/></text:p>
      <text:p text:style-name="P3"><text:span text:style-name="T4">5.se puede observar que R pertenece a C, por lo que se tiene N c Z c Q c R c C</text:span></text:p>
      <text:p text:style-name="P3"><text:span text:style-name="T4"/></text:p>
      <text:p text:style-name="P4"><text:span text:style-name="T4">EXPLICAR ESTAS OBSERVACIONES TODAS SON SENCILLAS MENOS LA ULTI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0:10:31.974000000</meta:creation-date>
    <dc:date>2019-04-19T10:48:50.203000000</dc:date>
    <meta:editing-duration>PT8M29S</meta:editing-duration>
    <meta:editing-cycles>1</meta:editing-cycles>
    <meta:document-statistic meta:table-count="0" meta:image-count="0" meta:object-count="0" meta:page-count="1" meta:paragraph-count="18" meta:word-count="475" meta:character-count="2709" meta:non-whitespace-character-count="2225"/>
    <meta:generator>LibreOffice/6.1.1.2$Windows_X86_64 LibreOffice_project/5d19a1bfa650b796764388cd8b33a5af1f5baa1b</meta:generator>
  </office:meta>
</office:document-meta>
</file>